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a" text:start-value="7"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a" text:start-value="7"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a" text:start-value="5"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a" text:start-value="5" style:num-suffix=".">
        <style:list-level-properties text:space-before="0.25in" text:min-label-width="0.25in"/>
      </text:list-level-style-number>
    </text:list-style>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office:automatic-styles>
  <office:body>
    <office:text>
      <text:h text:style-name="Heading_20_1" text:outline-level="1">CYSSC Platform Modernization</text:h>
      <text:h text:style-name="Heading_20_3" text:outline-level="3">What scientific or technological uncertainties did you attempt to overcome? (Maximum 350 words)</text:h>
      <text:p text:style-name="First_20_paragraph">￼</text:p>
      <text:p text:style-name="Text_20_body">The theory of the SRED application is that the process of migrating old, complex legacy systems on UNIX variants, but especially IBM, which has a huge footprint in the banking and government sectors of the computing world, is in itself a process patented by experience which provides a road map for similar projects that can be marketed directly to the legacy IBM market looking to go to cloud, which, is trends persist, will be nearly one hundred percent of these systems.<text:line-break/>--&gt;</text:p>
      <text:p text:style-name="Text_20_body">The Ministry of Children, Community and Social Services (Ministry) mandate includes responsibilities for social assistance, child welfare, and Spousal and child support. These three programs are foundational to the Ministry’s vision of helping children, youth and adults access services, supports and opportunities in their communities.</text:p>
      <text:p text:style-name="Text_20_body">The Ministry relies on a variety of applications to support its mandate. Of these applications, the three largest are the Social Assistance Management System (SAMS) to deliver Social Assistance services, the Child Protection Information Network (CPIN) as the consolidated case management system for Children’s Aid Societies that maintains critical information about every child in need of protection, and the Family Case Management System (FCMS) to manage and process payments for spousal and child support.</text:p>
      <text:p text:style-name="Text_20_body">The Common Cluster Platform (CCP) hardware used to house these applications is IBM Power 7/8 infrastructure on which the underpinning technology stack run.</text:p>
      <text:p text:style-name="Text_20_body">Implementing a digital platform includes migrating to LINUX operating system, new ITS GoCloud infrastructure, decommissioning existing Common Cluster Platform (CCP), adopting Cloud technology, performance tuning, and setting up a Disaster Recovery infrastructure. It will also include the migration (“lift and shift”) of hosted applications such as SAMS, CPIN, FCMS, mFTIS, as well as operational tools and software such as OEM, Nagios, RTC, Cognos, Control-M, Informatica, etc. to the new platform. Application re-architecture is not in scope, that is only changes required to make applications run in the ITS GoCloud platform will be accommodated.</text:p>
      <text:p text:style-name="Text_20_body"><text:span text:style-name="T1">4. Was the overall approach undertaken for the purpose of achieving a scientific or a technological advancement? Explain. </text:span></text:p>
      <text:list text:style-name="L1">
        <text:list-item>
          <text:p text:style-name="P1"><text:span text:style-name="T1">Advancements can occur in knowledge of new techniques, but also in our understanding how best to use them and which solutions, techniques, are appropriate for which purposes. </text:span></text:p>
        </text:list-item>
      </text:list>
      <text:p text:style-name="First_20_paragraph">Team followed TSI’s internal process to plan a successful implementation:</text:p>
      <text:p text:style-name="Text_20_body">The goal was to understand Ministry requirements and current state of technology. Team needed to ensure this documentation was accurate and complete. This was followed up by building an alignment on the <text:span text:style-name="T2">target state</text:span> infrastructure including documenting the assumptions and technical constraints. The infrastructure was quite old compared to today’s standards. The state of technology at the beginning of the project had several shortcomings and/or limitations, as well as technological problems and unknown elements.</text:p>
      <text:p text:style-name="Text_20_body"><text:span text:style-name="T3">Application Migration </text:span></text:p>
      <text:p text:style-name="Text_20_body">Key challenges in moving application from one environment to another environment are the compatibility with the new infrastructure and integration with other systems. Not all the technical parameters and integration points were known.</text:p>
      <text:p text:style-name="Text_20_body"><text:span text:style-name="T3">Data Migration </text:span></text:p>
      <text:p text:style-name="Text_20_body">The most difficult challenge is moving one data structure to another, called Data Transmit, where in the legacy system all of the data is in one bulk layer, whereas in the new architecture, it is divided into three components, links, text, and images. We were uncertain of the development approach which would allow data connection and data transport between two CMS system versions, where the data content would be displayed from both sides from the different versions.</text:p>
      <text:p text:style-name="Text_20_body"><text:span text:style-name="T3">Activities</text:span> <text:span text:style-name="T1">2. Did the effort involve formulating hypotheses (</text:span><text:span text:style-name="T3">approaches, * specifically aimed at reducing or eliminating that uncertainty? </text:span><text:span text:style-name="T1">Iterations, </text:span><text:span text:style-name="T3"> Explain. </text:span>*</text:p>
      <text:p text:style-name="Text_20_body"><text:span text:style-name="T2">outcome, success, failures)</text:span> TSI technical team came up with different scenario and based on early assessment, applications and data migration was divided into logical buckets – this was based on applications and database by lines of business, technical complexities &amp; similarities.</text:p>
      <text:p text:style-name="Text_20_body">A. Cloud Migration Assessment and Planning</text:p>
      <text:list text:style-name="L2">
        <text:list-item>
          <text:p text:style-name="P2">Discover and evaluate applications</text:p>
        </text:list-item>
        <text:list-item>
          <text:p text:style-name="P2">Engage Stakeholders</text:p>
        </text:list-item>
        <text:list-item>
          <text:p text:style-name="P2">Catalog on-prem resources and software</text:p>
        </text:list-item>
        <text:list-item>
          <text:p text:style-name="P2">Categorize Application needs and workload e.</text:p>
        </text:list-item>
      </text:list>
      <text:list text:style-name="L3">
        <text:list-item>
          <text:p text:style-name="P3">Platform, Data, Connectivity, Security &amp; Compliance, Network, High Availability and Maintenance</text:p>
        </text:list-item>
      </text:list>
      <text:list text:style-name="L4">
        <text:list-item>
          <text:p text:style-name="P4">Plan migration – PaaS/SaaS; “Lift and Shift; Application Evaluation; Application re-architecting; Organization Readiness e.</text:p>
        </text:list-item>
      </text:list>
      <text:list text:style-name="L5">
        <text:list-item>
          <text:p text:style-name="P5">Resources, Risk, Dependencies etc.</text:p>
        </text:list-item>
      </text:list>
      <text:list text:style-name="L6">
        <text:list-item>
          <text:p text:style-name="P6">Plan sprints to migrate</text:p>
        </text:list-item>
      </text:list>
      <text:p text:style-name="First_20_paragraph">B. Cloud Build &amp; Implementation Support</text:p>
      <text:list text:style-name="L7">
        <text:list-item>
          <text:p text:style-name="P7">Prepare migration plan and<text:line-break/>execute iterative sprints</text:p>
        </text:list-item>
        <text:list-item>
          <text:p text:style-name="P7">Select Applications and<text:line-break/>strategy – Rehost, Refactor,</text:p>
        </text:list-item>
      </text:list>
      <text:p text:style-name="First_20_paragraph">Re-architect, Re-build</text:p>
      <text:list text:style-name="L8">
        <text:list-item>
          <text:p text:style-name="P8">Apply / implement the<text:line-break/>migration strategy</text:p>
        </text:list-item>
        <text:list-item>
          <text:p text:style-name="P8">Start sprints to move from<text:line-break/>on-prem to Azure using<text:line-break/>Automation tools available</text:p>
        </text:list-item>
        <text:list-item>
          <text:p text:style-name="P8">Optimize sprints – improve<text:line-break/>capabilities and analyze<text:line-break/>cost, risk etc.</text:p>
        </text:list-item>
        <text:list-item>
          <text:p text:style-name="P8">Secure and manage migration<text:line-break/>sprints – Security, Data<text:line-break/>protection, Network Access<text:line-break/>Control, NSG Azure DDoS<text:line-break/>protection</text:p>
        </text:list-item>
      </text:list>
      <text:p text:style-name="First_20_paragraph">C. Delivery Team Automation<text:line-break/>Coaching and Knowledge Transfer</text:p>
      <text:list text:style-name="L9">
        <text:list-item>
          <text:p text:style-name="P9">Engage Stakeholders and<text:line-break/>Ministry team members</text:p>
        </text:list-item>
        <text:list-item>
          <text:p text:style-name="P9">Prepare and communicate<text:line-break/>Assessment report and<text:line-break/>Migration Plan</text:p>
        </text:list-item>
        <text:list-item>
          <text:p text:style-name="P9">Analyze and evaluate<text:line-break/>dependencies</text:p>
        </text:list-item>
        <text:list-item>
          <text:p text:style-name="P9">Start iterative migration<text:line-break/>sprints</text:p>
        </text:list-item>
      </text:list>
      <text:p text:style-name="First_20_paragraph"><text:span text:style-name="T1">3. Was the overall approach</text:span><text:line-break/><text:span text:style-name="T1">adopted consistent with a</text:span><text:line-break/><text:span text:style-name="T1">systematic investigation or</text:span><text:line-break/><text:span text:style-name="T1">search, including formulating and testing the hypotheses by</text:span><text:line-break/><text:span text:style-name="T1">experiment or analysis?</text:span><text:line-break/><text:span text:style-name="T1">Explain. </text:span></text:p>
      <text:p text:style-name="Text_20_body">TSI team used the above-mentioned approach as a starting points and as more data became available,</text:p>
      <text:p text:style-name="Text_20_body">tweaks were made to further<text:line-break/>refine it.</text:p>
      <text:p text:style-name="Text_20_body"><text:span text:style-name="T1">5. Was a record of the</text:span><text:line-break/><text:span text:style-name="T1">hypotheses tested and the results kept as the work progressed?</text:span><text:line-break/><text:span text:style-name="T1">Explain. </text:span></text:p>
      <text:p text:style-name="Text_20_body"><text:span text:style-name="T2">When describing work, focus on</text:span><text:line-break/><text:span text:style-name="T2">the following:</text:span></text:p>
      <text:list text:style-name="L10">
        <text:list-item>
          <text:p text:style-name="P10"><text:span text:style-name="T2">Chronological Milestones of the process (initial design, different versions of prototype development, alpha testing, beta testing, black-box testing etc. ) </text:span></text:p>
        </text:list-item>
        <text:list-item>
          <text:p text:style-name="P10"><text:span text:style-name="T2">Barriers /challenges encountered and how they were solved (or not solved)</text:span></text:p>
        </text:list-item>
        <text:list-item>
          <text:p text:style-name="P10"><text:span text:style-name="T2">What results were obtained? What conclusions were drawn? What happened next? </text:span></text:p>
        </text:list-item>
      </text:list>
      <text:p text:style-name="First_20_paragraph"><text:span text:style-name="T2">Also identify/describe the work done by subcontractors (if applicable). </text:span></text:p>
      <text:p text:style-name="Text_20_body"><text:span text:style-name="T2">Include all activities (for example, initial designs, experiments, analysis, data collection, prototype design/testing/modification, all testing, small scale and large scale beta testing and their results, re-work due to problems, re-design, etc. )</text:span></text:p>
      <text:p text:style-name="Text_20_body"><text:span text:style-name="T2">Provide dates by month if possible (example: “the version was developed by June 2017")</text:span></text:p>
      <text:p text:style-name="Text_20_body">Yes, Mandy to provide details</text:p>
      <text:p text:style-name="Text_20_body"><text:span text:style-name="T3">Major Technological </text:span><text:span text:style-name="T2">1. Was there a scientific or a Obstacles, </text:span><text:span text:style-name="T1"> technological uncertainty?</text:span></text:p>
      <text:p text:style-name="Text_20_body"><text:span text:style-name="T3">Issues</text:span> - <text:span text:style-name="T2">Explain the Specific</text:span><text:line-break/><text:span text:style-name="T2">constraints and technological challenges, they are often due to the specific nature of the product, which technologies are to be used, and/or the setting in which the software is to be used. </text:span></text:p>
      <text:list text:style-name="L11">
        <text:list-item>
          <text:p text:style-name="P11"><text:span text:style-name="T2">What were the technical issues / challenges / limitations /constraints in this setting? </text:span></text:p>
        </text:list-item>
      </text:list>
      <text:p text:style-name="First_20_paragraph"><text:span text:style-name="T2">(Underline technology issues, not product functions and features. ) </text:span></text:p>
      <text:list text:style-name="L12">
        <text:list-item>
          <text:p text:style-name="P12"><text:span text:style-name="T1">Need to understand the specific constraints or technological barriers </text:span></text:p>
        </text:list-item>
        <text:list-item>
          <text:p text:style-name="P12"><text:span text:style-name="T1">Use specific technical terminology</text:span><text:span text:style-name="T3"> </text:span><text:span text:style-name="T2">Examples of constraints:</text:span></text:p>
        </text:list-item>
        <text:list-item>
          <text:p text:style-name="P12"><text:span text:style-name="T2">Volume of data (Process more than 150 terabytes of data)</text:span></text:p>
        </text:list-item>
        <text:list-item>
          <text:p text:style-name="P12"><text:span text:style-name="T2">Footprint (Consume less than 100k of memory)</text:span></text:p>
        </text:list-item>
        <text:list-item>
          <text:p text:style-name="P12"><text:span text:style-name="T2">Scalability (Gracefully adapt to increase/decrease of load)</text:span></text:p>
        </text:list-item>
        <text:list-item>
          <text:p text:style-name="P12"><text:span text:style-name="T2">Response time (Requests performed within 100ms)</text:span></text:p>
        </text:list-item>
        <text:list-item>
          <text:p text:style-name="P12"><text:span text:style-name="T2">Concurrency (Handle 1, 000 users simultaneously)</text:span></text:p>
        </text:list-item>
        <text:list-item>
          <text:p text:style-name="P12"><text:span text:style-name="T2">Synchronization (Synchronize with a sessionless system)</text:span></text:p>
        </text:list-item>
        <text:list-item>
          <text:p text:style-name="P12"><text:span text:style-name="T2">Stability (Mean Time Between Failure &gt; 1 year)</text:span></text:p>
        </text:list-item>
        <text:list-item>
          <text:p text:style-name="P12"><text:span text:style-name="T2">Legacy &amp; Compatibility Issues (Work seamlessly with legacy data model)</text:span></text:p>
        </text:list-item>
        <text:list-item>
          <text:p text:style-name="P12"><text:span text:style-name="T2">Open Source Tools and Plug-ins did not work as intended (Needed to develop new uses/extend capabilities</text:span></text:p>
        </text:list-item>
      </text:list>
      <text:list text:style-name="L13">
        <text:list-item>
          <text:p text:style-name="P13">Reduced maintenance and support overhead – 300K lines of code removed</text:p>
        </text:list-item>
        <text:list-item>
          <text:p text:style-name="P13">Ease of access – one-click sign in (SSO) with Azure AD, Public Secure and Google* accounts</text:p>
        </text:list-item>
        <text:list-item>
          <text:p text:style-name="P13">Increased scalability (i.</text:p>
        </text:list-item>
      </text:list>
      <text:list text:style-name="L14">
        <text:list-item>
          <text:p text:style-name="P14">Audit/Logging scales to 5M+ events per minute); access to 1. 2B events</text:p>
        </text:list-item>
      </text:list>
      <text:list text:style-name="L15">
        <text:list-item>
          <text:p text:style-name="P15">Established capabilities for clients by perform trends analysis and alerting</text:p>
        </text:list-item>
        <text:list-item>
          <text:p text:style-name="P15">Improved cross-platform enablement and security (windows, iPad, mobile) without needing VPN or PKI complexities</text:p>
        </text:list-item>
        <text:list-item>
          <text:p text:style-name="P15">Adopted progressive, modern methodologies and technologies and increased confidence in cloud migration delivery</text:p>
        </text:list-item>
        <text:list-item>
          <text:p text:style-name="P15">Observed a cultural and behavioral shift (i.</text:p>
        </text:list-item>
      </text:list>
      <text:list text:style-name="L16">
        <text:list-item>
          <text:p text:style-name="P16">continuous delivery) and demonstrated highly effective ‘balanced team’ with increased levels of collaboration and shared responsibility</text:p>
        </text:list-item>
      </text:list>
      <text:h text:style-name="Heading_20_3" text:outline-level="3">What work did you perform in the tax year to overcome the scientific or technological uncertainties described in line 242?</text:h>
      <text:p text:style-name="First_20_paragraph">Red Hat is a non-commercial platform. GNU License. The SRED is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